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p11-03" table:style-name="ta1">
        <table:table-column table:style-name="co1" table:number-columns-repeated="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lumn 1</text:p>
          </table:table-cell>
          <table:table-cell table:formula="of:=COUNT([$'rp11-03'.$A$1:.$A$19])" office:value-type="float" office:value="18" calcext:value-type="float">
            <text:p>18</text:p>
          </table:table-cell>
          <table:table-cell table:formula="of:=SUM([$'rp11-03'.$A$1:.$A$19])" office:value-type="float" office:value="757" calcext:value-type="float">
            <text:p>757</text:p>
          </table:table-cell>
          <table:table-cell table:formula="of:=AVERAGE([$'rp11-03'.$A$1:.$A$19])" office:value-type="float" office:value="42.0555555555556" calcext:value-type="float">
            <text:p>42.0555555555556</text:p>
          </table:table-cell>
          <table:table-cell table:formula="of:=VAR([$'rp11-03'.$A$1:.$A$19])" office:value-type="float" office:value="332.290849673203" calcext:value-type="float">
            <text:p>332.2908496732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lumn 2</text:p>
          </table:table-cell>
          <table:table-cell table:formula="of:=COUNT([$'rp11-03'.$B$1:.$B$19])" office:value-type="float" office:value="14" calcext:value-type="float">
            <text:p>14</text:p>
          </table:table-cell>
          <table:table-cell table:formula="of:=SUM([$'rp11-03'.$B$1:.$B$19])" office:value-type="float" office:value="587" calcext:value-type="float">
            <text:p>587</text:p>
          </table:table-cell>
          <table:table-cell table:formula="of:=AVERAGE([$'rp11-03'.$B$1:.$B$19])" office:value-type="float" office:value="41.9285714285714" calcext:value-type="float">
            <text:p>41.9285714285714</text:p>
          </table:table-cell>
          <table:table-cell table:formula="of:=VAR([$'rp11-03'.$B$1:.$B$19])" office:value-type="float" office:value="364.532967032967" calcext:value-type="float">
            <text:p>364.5329670329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lumn 3</text:p>
          </table:table-cell>
          <table:table-cell table:formula="of:=COUNT([$'rp11-03'.$C$1:.$C$19])" office:value-type="float" office:value="16" calcext:value-type="float">
            <text:p>16</text:p>
          </table:table-cell>
          <table:table-cell table:formula="of:=SUM([$'rp11-03'.$C$1:.$C$19])" office:value-type="float" office:value="615" calcext:value-type="float">
            <text:p>615</text:p>
          </table:table-cell>
          <table:table-cell table:formula="of:=AVERAGE([$'rp11-03'.$C$1:.$C$19])" office:value-type="float" office:value="38.4375" calcext:value-type="float">
            <text:p>38.4375</text:p>
          </table:table-cell>
          <table:table-cell table:formula="of:=VAR([$'rp11-03'.$C$1:.$C$19])" office:value-type="float" office:value="152.529166666667" calcext:value-type="float">
            <text:p>152.5291666666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lumn 4</text:p>
          </table:table-cell>
          <table:table-cell table:formula="of:=COUNT([$'rp11-03'.$D$1:.$D$19])" office:value-type="float" office:value="14" calcext:value-type="float">
            <text:p>14</text:p>
          </table:table-cell>
          <table:table-cell table:formula="of:=SUM([$'rp11-03'.$D$1:.$D$19])" office:value-type="float" office:value="550" calcext:value-type="float">
            <text:p>550</text:p>
          </table:table-cell>
          <table:table-cell table:formula="of:=AVERAGE([$'rp11-03'.$D$1:.$D$19])" office:value-type="float" office:value="39.2857142857143" calcext:value-type="float">
            <text:p>39.2857142857143</text:p>
          </table:table-cell>
          <table:table-cell table:formula="of:=VAR([$'rp11-03'.$D$1:.$D$19])" office:value-type="float" office:value="152.21978021978" calcext:value-type="float">
            <text:p>152.2197802197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tween Groups</text:p>
          </table:table-cell>
          <table:table-cell table:formula="of:=SUMPRODUCT([$'rp11-03'.$G$21:.$G$24];[$'rp11-03'.$H$21:.$H$24])-SUM([$'rp11-03'.$G$21:.$G$24])^2/SUM([$'rp11-03'.$F$21:.$F$24])" office:value-type="float" office:value="160.767825140807" calcext:value-type="float">
            <text:p>160.767825140807</text:p>
          </table:table-cell>
          <table:table-cell table:formula="of:=COUNT([$'rp11-03'.$G$21:.$G$24])-1" office:value-type="float" office:value="3" calcext:value-type="float">
            <text:p>3</text:p>
          </table:table-cell>
          <table:table-cell table:formula="of:=[$'rp11-03'.$F$27] / [$'rp11-03'.$G$27]" office:value-type="float" office:value="53.5892750469357" calcext:value-type="float">
            <text:p>53.5892750469357</text:p>
          </table:table-cell>
          <table:table-cell table:formula="of:=[$'rp11-03'.$H$27] / [$'rp11-03'.$H$28]" office:value-type="float" office:value="0.212094741764454" calcext:value-type="float">
            <text:p>0.212094741764454</text:p>
          </table:table-cell>
          <table:table-cell table:formula="of:=LEGACY.FDIST([$'rp11-03'.$I$27]; [$'rp11-03'.$G$27]; [$'rp11-03'.$G$28])" office:value-type="float" office:value="0.887627170146966" calcext:value-type="float">
            <text:p>0.887627170146966</text:p>
          </table:table-cell>
          <table:table-cell table:formula="of:=LEGACY.FINV([$'rp11-03'.$F$18]; [$'rp11-03'.$G$27]; [$'rp11-03'.$G$28])" office:value-type="float" office:value="2.76355183743279" calcext:value-type="float">
            <text:p>2.763551837432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ithin Groups</text:p>
          </table:table-cell>
          <table:table-cell table:formula="of:=SUM(DEVSQ([$'rp11-03'.$A$1:.$A$19]);DEVSQ([$'rp11-03'.$B$1:.$B$19]);DEVSQ([$'rp11-03'.$C$1:.$C$19]);DEVSQ([$'rp11-03'.$D$1:.$D$19]))" office:value-type="float" office:value="14654.6676587302" calcext:value-type="float">
            <text:p>14654.6676587302</text:p>
          </table:table-cell>
          <table:table-cell table:formula="of:=SUM([$'rp11-03'.$F$21:.$F$24])-COUNT([$'rp11-03'.$F$21:.$F$24])" office:value-type="float" office:value="58" calcext:value-type="float">
            <text:p>58</text:p>
          </table:table-cell>
          <table:table-cell table:formula="of:=[$'rp11-03'.$F$28] / [$'rp11-03'.$G$28]" office:value-type="float" office:value="252.66668377121" calcext:value-type="float">
            <text:p>252.666683771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DEVSQ([$'rp11-03'.$A$1:.$A$19];[$'rp11-03'.$B$1:.$B$19];[$'rp11-03'.$C$1:.$C$19];[$'rp11-03'.$D$1:.$D$19])" office:value-type="float" office:value="14815.435483871" calcext:value-type="float">
            <text:p>14815.435483871</text:p>
          </table:table-cell>
          <table:table-cell table:formula="of:=SUM([$'rp11-03'.$F$21:.$F$24]) - 1" office:value-type="float" office:value="61" calcext:value-type="float">
            <text:p>6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6T22:22:59.314767015</dc:date>
    <meta:editing-duration>PT2M2S</meta:editing-duration>
    <meta:editing-cycles>1</meta:editing-cycles>
    <meta:document-statistic meta:table-count="1" meta:cell-count="115" meta:object-count="0"/>
    <meta:generator>LibreOffice/6.4.6.2$Linux_X86_64 LibreOffice_project/40$Build-2</meta:generator>
  </office:meta>
</office:document-meta>
</file>